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officeooo:rsid="000e4f11" officeooo:paragraph-rsid="000e4f11" style:font-style-asian="normal" style:font-style-complex="normal"/>
    </style:style>
    <style:style style:name="P2" style:family="paragraph" style:parent-style-name="Standard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style="normal" officeooo:rsid="000e4f11" officeooo:paragraph-rsid="000e4f11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c9211e" fo:font-style="normal" style:text-underline-style="solid" style:text-underline-width="auto" style:text-underline-color="font-color" officeooo:rsid="000e4f11" officeooo:paragraph-rsid="000e4f11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c9211e" fo:font-style="normal" style:text-underline-style="none" officeooo:rsid="000f3048" officeooo:paragraph-rsid="000e4f11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4f11" officeooo:paragraph-rsid="000e4f1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style:text-underline-style="none" officeooo:rsid="000e4f11" officeooo:paragraph-rsid="000f3048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style:text-underline-style="none" officeooo:rsid="000f3048" officeooo:paragraph-rsid="000f3048" style:font-style-asian="normal" style:font-style-complex="normal"/>
    </style:style>
    <style:style style:name="T1" style:family="text">
      <style:text-properties fo:color="#c9211e"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3048" style:font-weight-asian="normal" style:font-weight-complex="normal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ALE MACACHI</text:p>
      <text:p text:style-name="P1"/>
      <text:p text:style-name="P2">Buongiorno, la ringraziamo per aver scelto di utilizzare questo software. Qui di seguito troverà a sua disposizione un breve manuale, dettagliato ed intuitivo, per imarare ad orientarsi attraverso le varie features del software.</text:p>
      <text:p text:style-name="P2"/>
      <text:list xml:id="list3941786892" text:style-name="L2">
        <text:list-item>
          <text:p text:style-name="P3">Finalità del software</text:p>
        </text:list-item>
        <text:list-item>
          <text:p text:style-name="P3">Caricamento file</text:p>
        </text:list-item>
        <text:list-item>
          <text:p text:style-name="P3">Formati supportati</text:p>
        </text:list-item>
        <text:list-item>
          <text:p text:style-name="P3">Operazioni supportate</text:p>
        </text:list-item>
        <text:list-item>
          <text:p text:style-name="P3">Il file di log</text:p>
        </text:list-item>
        <text:list-item>
          <text:p text:style-name="P3">Interpretazione dell’output</text:p>
        </text:list-item>
      </text:list>
      <text:p text:style-name="P2"/>
      <text:p text:style-name="P2"><text:span text:style-name="T1">Finalità del software:</text:span></text:p>
      <text:p text:style-name="P2"><text:span text:style-name="T1"/></text:p>
      <text:p text:style-name="P7">Il presente software è un utile tool per il calcolo di <text:span text:style-name="T2">mappe emotive</text:span> in determinati punti di interesse, detti <text:span text:style-name="T2">POI</text:span><text:span text:style-name="T3">.</text:span></text:p>
      <text:p text:style-name="P7"><text:span text:style-name="T4">Vi sono a disposizione, precaricati ed utilizzabili, 3 differenti POI. La lista, tuttavia, è espandibile per garantire la massima flessibilità di utilizzo.</text:span></text:p>
      <text:p text:style-name="P8"><text:span text:style-name="T3">La mappa creata risulta facilmente consultabile ed adattabile alle più disparate esigenze, di seguito troverà tutte le informazioni per sfruttare al meglio questo software.</text:span></text:p>
      <text:p text:style-name="P2"><text:span text:style-name="T1"/></text:p>
      <text:p text:style-name="P4">Caricamento file:</text:p>
      <text:p text:style-name="P5"/>
      <text:p text:style-name="P8">HALP LONGO</text:p>
      <text:p text:style-name="P4"/>
      <text:p text:style-name="P4">Formati supportati:</text:p>
      <text:p text:style-name="P4"/>
      <text:p text:style-name="P8">Il software svolge le sue operazioni partendo da dati grezzi, i quali devono essere presentati in uno specifico formato per permettergli di lavorare correttamente.</text:p>
      <text:p text:style-name="P8">Il formato è il seguente:</text:p>
      <text:p text:style-name="P8">Sarà necessario adottare un <text:span text:style-name="T6">file di testo (Example.txt)</text:span><text:span text:style-name="T5"> </text:span>il quale dovrà avere un contenuto che rispetti la seguente forma:</text:p>
      <text:p text:style-name="P8"/>
      <text:p text:style-name="P8"/>
      <text:p text:style-name="P4"/>
      <text:p text:style-name="P4">Operazioni supportate:</text:p>
      <text:p text:style-name="P4"/>
      <text:p text:style-name="P6"/>
      <text:p text:style-name="P4"/>
      <text:p text:style-name="P4">Il file di log:</text:p>
      <text:p text:style-name="P4"/>
      <text:p text:style-name="P6"/>
      <text:p text:style-name="P4"/>
      <text:p text:style-name="P2"><text:span text:style-name="T1">Interpretazione dell’output:</text:span></text:p>
      <text:p text:style-name="P2"><text:span text:style-name="T1"/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6T10:30:34.968000000</meta:creation-date>
    <dc:date>2020-01-16T10:49:45.649000000</dc:date>
    <meta:editing-duration>PT8M40S</meta:editing-duration>
    <meta:editing-cycles>1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21" meta:word-count="187" meta:character-count="1249" meta:non-whitespace-character-count="1089"/>
  </office:meta>
</office:document-meta>
</file>